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ethro Ku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bb667e">1. Chapter 1</text:a></text:p>
          <text:p text:style-name="Contents_20_2"><text:a xlink:type="simple" xlink:href="#org30b498b">1.1. Definitions</text:a></text:p>
          <text:p text:style-name="Contents_20_2"><text:a xlink:type="simple" xlink:href="#orgac435b1">1.2. 4 phases</text:a></text:p>
          <text:p text:style-name="Contents_20_3"><text:a xlink:type="simple" xlink:href="#org261e41c">1.2.1. 1950s and 1960s</text:a></text:p>
          <text:p text:style-name="Contents_20_3"><text:a xlink:type="simple" xlink:href="#orga76dde5">1.2.2. 1970s and 1980s</text:a></text:p>
          <text:p text:style-name="Contents_20_3"><text:a xlink:type="simple" xlink:href="#org27f0c98">1.2.3. 1990-present</text:a></text:p>
          <text:p text:style-name="Contents_20_3"><text:a xlink:type="simple" xlink:href="#org3d0dcfe">1.2.4. present-near future</text:a></text:p>
          <text:p text:style-name="Contents_20_2"><text:a xlink:type="simple" xlink:href="#orgc9bef31">1.3. Cyberethics as different kinds of ethics</text:a></text:p>
          <text:p text:style-name="Contents_20_2"><text:a xlink:type="simple" xlink:href="#org0c54774">1.4. Methodology</text:a></text:p>
          <text:p text:style-name="Contents_20_1"><text:a xlink:type="simple" xlink:href="#orgc58a7bb">2. Chapter 2</text:a></text:p>
          <text:p text:style-name="Contents_20_2"><text:a xlink:type="simple" xlink:href="#orgdf33060">2.1. Morality</text:a></text:p>
          <text:p text:style-name="Contents_20_2"><text:a xlink:type="simple" xlink:href="#orgf0f5b93">2.2. Values</text:a></text:p>
        </text:index-body>
      </text:table-of-content>
      <text:h text:style-name="Heading_20_1" text:outline-level="1" text:is-list-header="false">
<text:bookmark-start text:name="OrgXref.orgabb667e"/>
<text:bookmark text:name="orgabb667e"/>Chapter 1
<text:bookmark-end text:name="OrgXref.orgabb667e"/></text:h>
      <text:h text:style-name="Heading_20_2" text:outline-level="2" text:is-list-header="false">
<text:bookmark-start text:name="OrgXref.org30b498b"/>
<text:bookmark text:name="org30b498b"/>Definitions
<text:bookmark-end text:name="OrgXref.org30b498b"/></text:h>
      <text:p text:style-name="Text_20_body">Cyberethics - study of moral, legal and social issues involving cybertechnology.
Cybertechnology - wide range of computing and communication devices.
</text:p>
      <text:h text:style-name="Heading_20_2" text:outline-level="2" text:is-list-header="false">
<text:bookmark-start text:name="OrgXref.orgac435b1"/>
<text:bookmark text:name="orgac435b1"/>4 phases
<text:bookmark-end text:name="OrgXref.orgac435b1"/></text:h>
      <text:h text:style-name="Heading_20_3" text:outline-level="3" text:is-list-header="false">
<text:bookmark-start text:name="OrgXref.org261e41c"/>
<text:bookmark text:name="org261e41c"/>1950s and 1960s
<text:bookmark-end text:name="OrgXref.org261e41c"/></text:h>
      <text:list text:style-name="OrgNumberedList" text:continue-numbering="false">
        <text:list-item>
          <text:p text:style-name="Text_20_body">Building of ENIAC, huge mainframe computers, unconnected
</text:p>
        </text:list-item>
        <text:list-item>
          <text:p text:style-name="Text_20_body">Can machines think? Should these be invented?
</text:p>
        </text:list-item>
        <text:list-item>
          <text:p text:style-name="Text_20_body">What does it mean to be human?
</text:p>
        </text:list-item>
        <text:list-item>
          <text:p text:style-name="Text_20_body">Privacy threats, govt surveillance
</text:p>
        </text:list-item>
      </text:list>
      <text:h text:style-name="Heading_20_3" text:outline-level="3" text:is-list-header="false">
<text:bookmark-start text:name="OrgXref.orga76dde5"/>
<text:bookmark text:name="orga76dde5"/>1970s and 1980s
<text:bookmark-end text:name="OrgXref.orga76dde5"/></text:h>
      <text:list text:style-name="OrgNumberedList" text:continue-numbering="false">
        <text:list-item>
          <text:p text:style-name="Text_20_body">networked computers, facilitate communication of information
</text:p>
        </text:list-item>
        <text:list-item>
          <text:p text:style-name="Text_20_body">Intellectual property, personal privacy, computer crime
</text:p>
        </text:list-item>
      </text:list>
      <text:h text:style-name="Heading_20_3" text:outline-level="3" text:is-list-header="false">
<text:bookmark-start text:name="OrgXref.org27f0c98"/>
<text:bookmark text:name="org27f0c98"/>1990-present
<text:bookmark-end text:name="OrgXref.org27f0c98"/></text:h>
      <text:list text:style-name="OrgNumberedList" text:continue-numbering="false">
        <text:list-item>
          <text:p text:style-name="Text_20_body">World Wide Web
</text:p>
        </text:list-item>
        <text:list-item>
          <text:p text:style-name="Text_20_body">Free speech, anonymity
</text:p>
        </text:list-item>
        <text:list-item>
          <text:p text:style-name="Text_20_body">Geographical boundaries, legal jurisdiction
</text:p>
        </text:list-item>
      </text:list>
      <text:h text:style-name="Heading_20_3" text:outline-level="3" text:is-list-header="false">
<text:bookmark-start text:name="OrgXref.org3d0dcfe"/>
<text:bookmark text:name="org3d0dcfe"/>present-near future
<text:bookmark-end text:name="OrgXref.org3d0dcfe"/></text:h>
      <text:list text:style-name="OrgNumberedList" text:continue-numbering="false">
        <text:list-item>
          <text:p text:style-name="Text_20_body">Biotech, RFID
</text:p>
        </text:list-item>
        <text:list-item>
          <text:p text:style-name="Text_20_body">increased use of autonomous systems
</text:p>
        </text:list-item>
      </text:list>
      <text:h text:style-name="Heading_20_2" text:outline-level="2" text:is-list-header="false">
<text:bookmark-start text:name="OrgXref.orgc9bef31"/>
<text:bookmark text:name="orgc9bef31"/>Cyberethics as different kinds of ethics
<text:bookmark-end text:name="OrgXref.orgc9bef31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ype</text:p>
              </table:table-cell>
              <table:table-cell table:style-name="OrgTblCellTB">
                <text:p text:style-name="OrgTableHeadingLeft">Disciplines</text:p>
              </table:table-cell>
              <table:table-cell table:style-name="OrgTblCellTB">
                <text:p text:style-name="OrgTableHeadingLeft">Issue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rofessional</text:p>
              </table:table-cell>
              <table:table-cell table:style-name="OrgTblCellT">
                <text:p text:style-name="OrgTableContentsLeft">CS/Engineering/Information Science</text:p>
              </table:table-cell>
              <table:table-cell table:style-name="OrgTblCellT">
                <text:p text:style-name="OrgTableContentsLeft">Prof. Responsibility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System Reliability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Codes of Conduct</text:p>
              </table:table-cell>
            </table:table-row>
            <table:table-row>
              <table:table-cell table:style-name="OrgTblCell">
                <text:p text:style-name="OrgTableContentsLeft">Philosophical</text:p>
              </table:table-cell>
              <table:table-cell table:style-name="OrgTblCell">
                <text:p text:style-name="OrgTableContentsLeft">Philosophy/Law</text:p>
              </table:table-cell>
              <table:table-cell table:style-name="OrgTblCell">
                <text:p text:style-name="OrgTableContentsLeft">Privacy and Anonymity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Intellectual Property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ree Speech</text:p>
              </table:table-cell>
            </table:table-row>
            <table:table-row>
              <table:table-cell table:style-name="OrgTblCellB">
                <text:p text:style-name="OrgTableContentsLeft">Sociological</text:p>
              </table:table-cell>
              <table:table-cell table:style-name="OrgTblCellB">
                <text:p text:style-name="OrgTableContentsLeft">Sociology/Behavioural Sciences</text:p>
              </table:table-cell>
              <table:table-cell table:style-name="OrgTblCellB">
                <text:p text:style-name="OrgTableContentsLeft">Impact of cybertech on govt/financial/educational institutions and sociodemographic groups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0c54774"/>
<text:bookmark text:name="org0c54774"/>Methodology
<text:bookmark-end text:name="OrgXref.org0c54774"/></text:h>
      <text:list text:style-name="OrgNumberedList" text:continue-numbering="false">
        <text:list-item>
          <text:p text:style-name="Text_20_body">Identify a practice involving cybertech, or a controversial feature
</text:p>
          <text:list text:style-name="OrgBulletedList" text:continue-numbering="true">
            <text:list-item>
              <text:p text:style-name="Text_20_body">Disclose hidden/opaque features
</text:p>
            </text:list-item>
            <text:list-item>
              <text:p text:style-name="Text_20_body">Assess descriptive components of ethical issues via sociological implications
</text:p>
            </text:list-item>
            <text:list-item>
              <text:p text:style-name="Text_20_body">Analyze normative elements, determine if guidelines/policies can resolve the issue
</text:p>
            </text:list-item>
          </text:list>
        </text:list-item>
        <text:list-item>
          <text:p text:style-name="Text_20_body">Analyze ethical issue by clarifying concepts and situating it in context
</text:p>
          <text:list text:style-name="OrgBulletedList" text:continue-numbering="true">
            <text:list-item>
              <text:p text:style-name="Text_20_body">If a policy vacuum exists, go next substep, if not go to step 3
</text:p>
            </text:list-item>
            <text:list-item>
              <text:p text:style-name="Text_20_body">Clear up any conceptual muddles involving policy vacuum
</text:p>
            </text:list-item>
          </text:list>
        </text:list-item>
        <text:list-item>
          <text:p text:style-name="Text_20_body">Deliberate on ethical issue
</text:p>
          <text:list text:style-name="OrgBulletedList" text:continue-numbering="true">
            <text:list-item>
              <text:p text:style-name="Text_20_body">Apply one or more ethical theories to the analysis
</text:p>
            </text:list-item>
            <text:list-item>
              <text:p text:style-name="Text_20_body">Justify the position you reach via sound logical analysis
</text:p>
            </text:list-item>
          </text:list>
        </text:list-item>
      </text:list>
      <text:h text:style-name="Heading_20_1" text:outline-level="1" text:is-list-header="false">
<text:bookmark-start text:name="OrgXref.orgc58a7bb"/>
<text:bookmark text:name="orgc58a7bb"/>Chapter 2
<text:bookmark-end text:name="OrgXref.orgc58a7bb"/></text:h>
      <text:h text:style-name="Heading_20_2" text:outline-level="2" text:is-list-header="false">
<text:bookmark-start text:name="OrgXref.orgdf33060"/>
<text:bookmark text:name="orgdf33060"/>Morality
<text:bookmark-end text:name="OrgXref.orgdf33060"/></text:h>
      <text:list text:style-name="OrgNumberedList" text:continue-numbering="false">
        <text:list-item>
          <text:p text:style-name="Text_20_body">Directives that guide our conduct as individuals
</text:p>
        </text:list-item>
        <text:list-item>
          <text:p text:style-name="Text_20_body">Social policies framed at the macrolevel
</text:p>
        </text:list-item>
      </text:list>
      <text:p text:style-name="Text_20_body">Moral systems are evaluated against standards called <text:span text:style-name="Emphasis">principles</text:span>.
</text:p>
      <text:p text:style-name="Text_20_body">Morality is:
</text:p>
      <text:list text:style-name="OrgNumberedList" text:continue-numbering="false">
        <text:list-item>
          <text:p text:style-name="Text_20_body">Public
</text:p>
          <text:list text:style-name="OrgBulletedList" text:continue-numbering="true">
            <text:list-item>
              <text:p text:style-name="Text_20_body">Rules are public
</text:p>
            </text:list-item>
            <text:list-item>
              <text:p text:style-name="Text_20_body">Everyone is obligated to partake in a moral system
</text:p>
            </text:list-item>
          </text:list>
        </text:list-item>
        <text:list-item>
          <text:p text:style-name="Text_20_body">Informal
</text:p>
          <text:list text:style-name="OrgBulletedList" text:continue-numbering="true">
            <text:list-item>
              <text:p text:style-name="Text_20_body">Has no formal authoritative judges presiding over it
</text:p>
            </text:list-item>
          </text:list>
        </text:list-item>
        <text:list-item>
          <text:p text:style-name="Text_20_body">Impartial
</text:p>
          <text:list text:style-name="OrgBulletedList" text:continue-numbering="true">
            <text:list-item>
              <text:p text:style-name="Text_20_body">Moral rules are ideally designed to apply equitably to all participants
</text:p>
            </text:list-item>
          </text:list>
        </text:list-item>
        <text:list-item>
          <text:p text:style-name="Text_20_body">Rational
</text:p>
          <text:list text:style-name="OrgBulletedList" text:continue-numbering="true">
            <text:list-item>
              <text:p text:style-name="Text_20_body">The system is based on principles of logical reason
</text:p>
            </text:list-item>
          </text:list>
        </text:list-item>
      </text:list>
      <text:h text:style-name="Heading_20_2" text:outline-level="2" text:is-list-header="false">
<text:bookmark-start text:name="OrgXref.orgf0f5b93"/>
<text:bookmark text:name="orgf0f5b93"/>Values
<text:bookmark-end text:name="OrgXref.orgf0f5b93"/></text:h>
      <text:list text:style-name="OrgNumberedList" text:continue-numbering="false">
        <text:list-item>
          <text:p text:style-name="Text_20_body">Instrumental
</text:p>
          <text:list text:style-name="OrgBulletedList" text:continue-numbering="true">
            <text:list-item>
              <text:p text:style-name="Text_20_body">Provide external benefit (eg. computers etc)
</text:p>
            </text:list-item>
          </text:list>
        </text:list-item>
        <text:list-item>
          <text:p text:style-name="Text_20_body">Intrinsic
</text:p>
          <text:list text:style-name="OrgBulletedList" text:continue-numbering="true">
            <text:list-item>
              <text:p text:style-name="Text_20_body">Valued for their own sake (eg. life, happiness)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ethro Kuan</dc:creator>
    <meta:initial-creator>Jethro Kuan</meta:initial-creator>
    <dc:date>2017-02-10T14:52:59</dc:date>
    <meta:creation-date>2017-02-10T14:52:59</meta:creation-date>
    <meta:generator>Emacs 25.1.1 (Org mode 9.0.3)</meta:generator>
    <meta:keyword/>
    <dc:subject/>
    <dc:title/>
  </office:meta>
</office:document-meta>
</file>